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paragraph-rsid="007dfd14" style:font-size-asian="32pt" style:font-weight-asian="bold" style:font-size-complex="32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905254" officeooo:paragraph-rsid="00905254" style:font-size-asian="14pt" style:font-size-complex="14pt"/>
    </style:style>
    <style:style style:name="P5" style:family="paragraph" style:parent-style-name="Standard">
      <style:text-properties fo:font-size="14pt" officeooo:rsid="00905254" officeooo:paragraph-rsid="00905fc8" style:font-size-asian="14pt" style:font-size-complex="14pt"/>
    </style:style>
    <style:style style:name="P6" style:family="paragraph" style:parent-style-name="Standard">
      <style:text-properties fo:font-size="14pt" officeooo:rsid="00905254" officeooo:paragraph-rsid="00909e60" style:font-size-asian="14pt" style:font-size-complex="14pt"/>
    </style:style>
    <style:style style:name="P7" style:family="paragraph" style:parent-style-name="Standard">
      <style:text-properties fo:font-size="14pt" officeooo:rsid="00905fc8" officeooo:paragraph-rsid="00905fc8" style:font-size-asian="14pt" style:font-size-complex="14pt"/>
    </style:style>
    <style:style style:name="P8" style:family="paragraph" style:parent-style-name="Standard">
      <style:text-properties fo:font-size="14pt" officeooo:paragraph-rsid="00905fc8" style:font-size-asian="14pt" style:font-size-complex="14pt"/>
    </style:style>
    <style:style style:name="P9" style:family="paragraph" style:parent-style-name="Standard">
      <style:text-properties fo:font-size="14pt" officeooo:rsid="00909e60" officeooo:paragraph-rsid="00909e60" style:font-size-asian="14pt" style:font-size-complex="14pt"/>
    </style:style>
    <style:style style:name="P10" style:family="paragraph" style:parent-style-name="Standard">
      <style:text-properties fo:font-size="14pt" officeooo:paragraph-rsid="00909e60" style:font-size-asian="14pt" style:font-size-complex="14pt"/>
    </style:style>
    <style:style style:name="P11" style:family="paragraph" style:parent-style-name="Standard">
      <style:text-properties fo:font-size="14pt" officeooo:paragraph-rsid="0091a770" style:font-size-asian="14pt" style:font-size-complex="14pt"/>
    </style:style>
    <style:style style:name="P12" style:family="paragraph" style:parent-style-name="Standard">
      <style:text-properties fo:font-size="14pt" officeooo:rsid="0091a770" officeooo:paragraph-rsid="0091a770" style:font-size-asian="14pt" style:font-size-complex="14pt"/>
    </style:style>
    <style:style style:name="P13" style:family="paragraph" style:parent-style-name="Standard">
      <style:text-properties fo:font-size="14pt" officeooo:rsid="0092360c" officeooo:paragraph-rsid="0092360c" style:font-size-asian="14pt" style:font-size-complex="14pt"/>
    </style:style>
    <style:style style:name="P14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paragraph-rsid="00905fc8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paragraph-rsid="00909e60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091a770" officeooo:paragraph-rsid="0091a770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weight="bold" officeooo:rsid="0091a770" officeooo:paragraph-rsid="0092360c" style:font-size-asian="20pt" style:font-weight-asian="bold" style:font-size-complex="20pt" style:font-weight-complex="bold"/>
    </style:style>
    <style:style style:name="P20" style:family="paragraph" style:parent-style-name="Standard">
      <style:text-properties style:text-position="0% 100%" fo:font-size="14pt" fo:font-weight="normal" officeooo:rsid="00905fc8" officeooo:paragraph-rsid="00905254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text-position="0% 100%" fo:font-size="14pt" fo:font-weight="normal" officeooo:rsid="00905fc8" officeooo:paragraph-rsid="00905fc8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text-position="0% 100%" fo:font-size="14pt" fo:font-weight="normal" officeooo:rsid="00905fc8" officeooo:paragraph-rsid="00909e60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text-position="0% 100%" fo:font-size="14pt" fo:font-weight="normal" officeooo:rsid="00909e60" officeooo:paragraph-rsid="00909e60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text-position="0% 100%" fo:font-size="14pt" fo:font-weight="normal" officeooo:rsid="0091a770" officeooo:paragraph-rsid="0091a770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text-position="0% 100%" fo:font-size="14pt" fo:font-weight="normal" officeooo:rsid="0092360c" officeooo:paragraph-rsid="0092360c" style:font-size-asian="14pt" style:font-weight-asian="normal" style:font-size-complex="14pt" style:font-weight-complex="normal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style:text-position="0% 100%" fo:font-weight="normal" officeooo:rsid="00905fc8" style:font-weight-asian="normal" style:font-weight-complex="normal"/>
    </style:style>
    <style:style style:name="T3" style:family="text">
      <style:text-properties style:text-position="0% 100%" fo:font-weight="normal" officeooo:rsid="00909e60" style:font-weight-asian="normal" style:font-weight-complex="normal"/>
    </style:style>
    <style:style style:name="T4" style:family="text">
      <style:text-properties style:text-position="0% 100%" fo:font-weight="normal" officeooo:rsid="0092360c" style:font-weight-asian="normal" style:font-weight-complex="normal"/>
    </style:style>
    <style:style style:name="T5" style:family="text">
      <style:text-properties style:text-position="0% 100%" fo:font-weight="normal" officeooo:rsid="0093f843" style:font-weight-asian="normal" style:font-weight-complex="normal"/>
    </style:style>
    <style:style style:name="T6" style:family="text">
      <style:text-properties officeooo:rsid="00071e00"/>
    </style:style>
    <style:style style:name="T7" style:family="text">
      <style:text-properties officeooo:rsid="00905254"/>
    </style:style>
    <style:style style:name="T8" style:family="text">
      <style:text-properties officeooo:rsid="00905fc8"/>
    </style:style>
    <style:style style:name="T9" style:family="text">
      <style:text-properties officeooo:rsid="00909e60"/>
    </style:style>
    <style:style style:name="T10" style:family="text">
      <style:text-properties officeooo:rsid="009236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ataxe-64.</text:p>
      <text:p text:style-name="P1">Richard Parker <text:span text:style-name="T7">5.10</text:span>.201<text:span text:style-name="T6">6</text:span></text:p>
      <text:p text:style-name="P14"/>
      <text:p text:style-name="P15">Section 1 – <text:span text:style-name="T7">Things that have been done.</text:span></text:p>
      <text:p text:style-name="P3"/>
      <text:p text:style-name="P4"><text:span text:style-name="T1">1. <text:s/></text:span><text:span text:style-name="T1">Reorganization of the thread farm. <text:s/>This was much harder than I expected. <text:s/>I suspect that the new one will not seem that different from the old, but it is certainly more maintainable going forwards and has removed much of the needless locking. <text:s/>The reading and writing of matrices is now done in the proggy module </text:span><text:span text:style-name="T2">and are no longer tangled up with the thread-farm, and it is now legal for a job to submit jobs, which I suspect will help in the end.</text:span></text:p>
      <text:p text:style-name="P20"/>
      <text:p text:style-name="P21">2. <text:s/>The inclusion of Albrecht-style extension fields. <text:s/>Indeed 4, 8, 9 and 16 now run at speeds comparable to 2 and 3, and the inclusion of more extension fields is now fairly routine. <text:s/>16 took about an hour to write and test.</text:p>
      <text:p text:style-name="P21"/>
      <text:p text:style-name="P21">Neither of these is complete, but the remaining work is “localized” - it affects one or at most two modules. <text:s/>Hopefully the interfaces are now stable, so that further development can take place on all fronts at once.</text:p>
      <text:p text:style-name="P21"/>
      <text:p text:style-name="P16">Section <text:span text:style-name="T8">2</text:span> – <text:span text:style-name="T8">Next Major Steps.</text:span></text:p>
      <text:p text:style-name="P8"/>
      <text:p text:style-name="P5"><text:span text:style-name="T1">1. <text:s/></text:span><text:span text:style-name="T2">An understanding of Gaussian elimination. <text:s/>I think the overall vision of how this works is beginning to clarify. <text:s/>There are several strategies that could be used, and I am not clear which is the best, but expect to get on top of this in the coming month or two.</text:span></text:p>
      <text:p text:style-name="P21"/>
      <text:p text:style-name="P21">2. <text:s/>The multiplication chopping strategy. <text:s/>I propose to investigate (probably on omega) to understand where the “sweet-spot” is – at what size and shape of “slab” provides the greatest performance, and where is the “knee” of the curve. <text:s/>Also the passing of Cfmt without conversion is fairly easy, and I need to know whether this is worth doing.</text:p>
      <text:p text:style-name="P21"/>
      <text:p text:style-name="P7"><text:span text:style-name="T1">3. <text:s/>There is a similar </text:span><text:span text:style-name="T3">chopping </text:span><text:span text:style-name="T1">question at the “layer 4” scale (chopping on disk) and we really ought to write this code (how to chop) based on quantitative understanding.</text:span></text:p>
      <text:p text:style-name="P21"/>
      <text:p text:style-name="P7"><text:span text:style-name="T1">4. <text:s/>Gaussian elimination has the same questions, of course, but as the low-level code is not yet </text:span><text:span text:style-name="T3">stably</text:span><text:span text:style-name="T1"> designed, there is nothing yet available to measure.</text:span></text:p>
      <text:p text:style-name="P21"/>
      <text:p text:style-name="P23">5. <text:s/>I have now written a simple pre-thrash, but am far from clear what the final versions of split should look like. <text:s/>There is a compromise to strike between split and standard-base, another between ease-of-use and fingertip , and we really need to consider checkpoints.</text:p>
      <text:p text:style-name="P23"/>
      <text:p text:style-name="P17"><text:soft-page-break/>Section <text:span text:style-name="T9">3</text:span> – <text:span text:style-name="T9">More minor jobs to do.</text:span></text:p>
      <text:p text:style-name="P10"/>
      <text:p text:style-name="P6"><text:span text:style-name="T1">1. <text:s/></text:span><text:span text:style-name="T3">We still need to rescue val2 somehow. <text:s/>Hopefully you still plan to do this.</text:span></text:p>
      <text:p text:style-name="P23">2. <text:s/>The “transpose” “foo” program (to be called from ztr4) needs to be written. <text:s/>First step is to get ztr3 into good shape.</text:p>
      <text:p text:style-name="P23">3. <text:s/>zpe needs to compute and emit the row-select bit-string. <text:s/>Not too hard, but incompatible with val2.</text:p>
      <text:p text:style-name="P23">4. <text:s/>Need to be able to grow the JOB, RDL and MOJ set on demand.</text:p>
      <text:p text:style-name="P23">5. <text:s/>Need to be able to grow the runnable job heap, but this is a bit harder.</text:p>
      <text:p text:style-name="P23">6. <text:s/>There is still a bit of a mess in field.c around the use of Barrett to avoid division.</text:p>
      <text:p text:style-name="P12"><text:span text:style-name="T1">7. <text:s/>Frobenius, extend, contract and “bloat” </text:span><text:span text:style-name="T4">the field </text:span><text:span text:style-name="T1">all need revisiting now the the linear forms stuff is in place.</text:span></text:p>
      <text:p text:style-name="P23"/>
      <text:p text:style-name="P22"/>
      <text:p text:style-name="P17">Section <text:span text:style-name="T9">4</text:span> – <text:span text:style-name="T9">Looking Further Ahead.</text:span></text:p>
      <text:p text:style-name="P10"/>
      <text:p text:style-name="P6"><text:span text:style-name="T1">1. <text:s/></text:span><text:span text:style-name="T3">The HPMI for characteristic 5 is fully designed but as-yet unwritten.</text:span></text:p>
      <text:p text:style-name="P23">2. <text:s/>The polynomial data structure is needed, both for Holt/Rees and for Brauer character.</text:p>
      <text:p text:style-name="P23">3. <text:s/>Computing the characteristic polynomial effectively, including sparsity.</text:p>
      <text:p text:style-name="P23">4. <text:s/>The “thrash” program to use multi-core HPMI to grow an invariant subspace in memory.</text:p>
      <text:p text:style-name="P9">5. <text:s/>Various other HPMI jobs for larger primes using bit-slice, AS codes and multiplication.</text:p>
      <text:p text:style-name="P13">6. <text:s/>Various forms of condensation will clearly be needed in the end.</text:p>
      <text:p text:style-name="P9"/>
      <text:p text:style-name="P18">Agenda.</text:p>
      <text:p text:style-name="P11"/>
      <text:p text:style-name="P24">1. <text:s/>You may have some questions, issues or comments on version 1. <text:s/>What is it you plan to do on omega?</text:p>
      <text:p text:style-name="P12"><text:span text:style-name="T1">2</text:span><text:span text:style-name="T3">. <text:s/></text:span><text:span text:style-name="T1">Discuss the interaction between programs and shell-scripts. <text:s/>You write them happily, but Klaus and Alex will not touch them with a barge-pole. <text:s/>Ultimately I’d prefer programs to shell scripts, but that is quite a long way off.</text:span></text:p>
      <text:p text:style-name="P24">3. <text:s/>The related question of the tuning.h file needs to be improved.</text:p>
      <text:p text:style-name="P24">4. <text:s/>Where are we on layer 4? <text:s/>I’m ready to roll on my end. <text:s/>Transpose? <text:s/>Multiply? <text:s/>Echelon form?</text:p>
      <text:p text:style-name="P12"><text:span text:style-name="T1">5. <text:s/>I never tried to pull “the team” together and find out who is doing what, primarily because I am not a diplomat </text:span><text:span text:style-name="T4">but also because I do not plan to do much of this myself</text:span><text:span text:style-name="T1">. <text:s/>I do not know who to talk to, or what to write. <text:s/>I may use Nikolaus as a platform for this.</text:span></text:p>
      <text:p text:style-name="P24"/>
      <text:p text:style-name="P19"><text:span text:style-name="T10">Crazy Idea</text:span>.</text:p>
      <text:p text:style-name="P25"/>
      <text:p text:style-name="P25">We have never used “properties” of the groups to assist with character table computation. <text:s/>For example a representation of F24 has to be a representation of a 3-transposition group, which clearly has implications. <text:s/>We have no idea how to use them, thou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5cm" style:type="center"/>
          <style:tab-stop style:position="18.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9cm" fo:page-height="28.94cm" style:num-format="1" style:print-orientation="portrait" fo:margin-top="1cm" fo:margin-bottom="1cm" fo:margin-left="0.9cm" fo:margin-right="2.4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2.29cm" fo:page-height="28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arker</meta:initial-creator>
    <meta:creation-date>2011-02-22T04:16:32</meta:creation-date>
    <dc:date>2016-11-22T12:25:25.120245356</dc:date>
    <meta:editing-duration>P4DT4H56M52S</meta:editing-duration>
    <meta:editing-cycles>405</meta:editing-cycles>
    <meta:generator>LibreOffice/5.1.4.2$Linux_X86_64 LibreOffice_project/10m0$Build-2</meta:generator>
    <meta:printed-by>User </meta:printed-by>
    <meta:print-date>2012-07-06T16:23:45</meta:print-date>
    <meta:document-statistic meta:table-count="0" meta:image-count="0" meta:object-count="0" meta:page-count="2" meta:paragraph-count="35" meta:word-count="792" meta:character-count="4441" meta:non-whitespace-character-count="3629"/>
  </office:meta>
</office:document-meta>
</file>